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868872549019608" calcext:value-type="float">
            <text:p>0.868872549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091038539790158" calcext:value-type="float">
            <text:p>0.0910385398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1.25/12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1.25/12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0:20:29.820527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0-24T10:42:28.165188748</dc:date>
    <meta:editing-duration>PT4H58M26S</meta:editing-duration>
    <meta:editing-cycles>23</meta:editing-cycles>
    <meta:generator>LibreOffice/5.1.6.2$Linux_X86_64 LibreOffice_project/10m0$Build-2</meta:generator>
    <meta:document-statistic meta:table-count="1" meta:cell-count="40" meta:object-count="0"/>
  </office:meta>
</office:document-meta>
</file>